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86.376237623731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2" style:family="table-cell">
      <style:paragraph-properties office:value-type="string"/>
    </style:style>
    <style:style style:name="ce3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4" style:family="table-cell">
      <style:table-cell-properties fo:background-color="#ffffff" style:cell-protect="protected" style:rotation-align="none" style:rotation-angle="0" style:vertical-align="middle"/>
      <style:text-properties fo:color="#000000" fo:font-family="Arial" fo:font-size="12pt"/>
      <style:paragraph-properties fo:margin-left="0pt"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 table:number-columns-repeated="28"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 table:number-columns-repeated="28"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 table:number-columns-repeated="28"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 table:number-columns-repeated="28"/>
        </table:table-row>
        <table:table-row table:style-name="ro1"/>
        <table:table-row table:style-name="ro1">
          <table:table-cell office:value-type="string" office:string-value="SitesTreePanel.message.EnterNewSiteName = " table:style-name="ce2">
            <text:p>SitesTreePanel.message.EnterNewSiteName = </text:p>
          </table:table-cell>
          <table:table-cell table:number-columns-repeated="28"/>
        </table:table-row>
        <table:table-row table:style-name="ro1">
          <table:table-cell office:value-type="string" office:string-value="SitesTreePanel.dialogTitle.SiteDialog = " table:style-name="ce2">
            <text:p>SitesTreePanel.dialogTitle.SiteDialog = </text:p>
          </table:table-cell>
          <table:table-cell table:number-columns-repeated="28"/>
        </table:table-row>
        <table:table-row table:style-name="ro1">
          <table:table-cell office:value-type="string" office:string-value="SitesTreePanel.button.OK = " table:style-name="ce2">
            <text:p>SitesTreePanel.button.OK = </text:p>
          </table:table-cell>
          <table:table-cell table:number-columns-repeated="28"/>
        </table:table-row>
        <table:table-row table:style-name="ro1">
          <table:table-cell office:value-type="string" office:string-value="SitesTreePanel.button.Cancel = " table:style-name="ce2">
            <text:p>SitesTreePanel.button.Cancel = </text:p>
          </table:table-cell>
          <table:table-cell table:number-columns-repeated="28"/>
        </table:table-row>
        <table:table-row table:style-name="ro1">
          <table:table-cell office:value-type="string" office:string-value="SitesTreePanel.dialogTitle.Alert = " table:style-name="ce2">
            <text:p>SitesTree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SitesTreePanel.dialogMessage.SiteAlreadyExist = " table:style-name="ce2">
            <text:p>SitesTreePanel.dialogMessage.SiteAlreadyExis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luginManagment = " table:style-name="ce3">
            <text:p>MyJSQLView_JMenuBar.menu.PluginManagme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 table:number-columns-repeated="28"/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  <table:table-cell table:number-columns-repeated="28"/>
        </table:table-row>
        <table:table-row table:style-name="ro2">
          <table:table-cell office:value-type="string" office:string-value="TableTabPanel.label.RowsOf = " table:style-name="ce1">
            <text:p>TableTabPanel.label.RowsOf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 table:number-columns-repeated="28"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 table:number-columns-repeated="28"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Alert = " table:style-name="ce3">
            <text:p>TableView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message.ErrorWritingDataFile = " table:style-name="ce3">
            <text:p>TableViewForm.dialogmessage.ErrorWritingDataFil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 table:number-columns-repeated="28"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 table:number-columns-repeated="28"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 table:number-columns-repeated="28"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 table:number-columns-repeated="28"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 table:number-columns-repeated="28"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 table:number-columns-repeated="28"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 table:number-columns-repeated="28"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 table:number-columns-repeated="28"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luginFrame.button.Install = " table:style-name="ce4">
            <text:p>PluginFrame.button.Install = </text:p>
          </table:table-cell>
          <table:table-cell table:number-columns-repeated="28"/>
        </table:table-row>
        <table:table-row table:style-name="ro1">
          <table:table-cell office:value-type="string" office:string-value="PluginFrame.button.Close = " table:style-name="ce4">
            <text:p>PluginFrame.button.Close = </text:p>
          </table:table-cell>
          <table:table-cell table:number-columns-repeated="28"/>
        </table:table-row>
        <table:table-row table:style-name="ro1">
          <table:table-cell office:value-type="string" office:string-value="PluginFrame.label.TabIcon = " table:style-name="ce4">
            <text:p>PluginFrame.label.TabIcon = </text:p>
          </table:table-cell>
          <table:table-cell table:number-columns-repeated="28"/>
        </table:table-row>
        <table:table-row table:style-name="ro1">
          <table:table-cell office:value-type="string" office:string-value="PluginFrame.label.Name = " table:style-name="ce4">
            <text:p>PluginFrame.label.Name = </text:p>
          </table:table-cell>
          <table:table-cell table:number-columns-repeated="28"/>
        </table:table-row>
        <table:table-row table:style-name="ro1">
          <table:table-cell office:value-type="string" office:string-value="PluginFrame.label.Version = " table:style-name="ce4">
            <text:p>PluginFrame.label.Version = </text:p>
          </table:table-cell>
          <table:table-cell table:number-columns-repeated="28"/>
        </table:table-row>
        <table:table-row table:style-name="ro1">
          <table:table-cell office:value-type="string" office:string-value="PluginFrame.label.Remove = " table:style-name="ce4">
            <text:p>PluginFrame.label.Remove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SecurityException = " table:style-name="ce4">
            <text:p>PluginFrame.dialogmessage.SecurityException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FileI/OProblem = " table:style-name="ce4">
            <text:p>PluginFrame.dialogmessage.FileI/OProblem = </text:p>
          </table:table-cell>
          <table:table-cell table:number-columns-repeated="28"/>
        </table:table-row>
        <table:table-row table:style-name="ro1">
          <table:table-cell office:value-type="string" office:string-value="PluginFrame.dialogmessage.FileNOTFile = " table:style-name="ce4">
            <text:p>PluginFrame.dialogmessage.FileNOTFil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 table:number-columns-repeated="28"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 table:number-columns-repeated="28"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 table:number-columns-repeated="28"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 table:number-columns-repeated="28"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 table:number-columns-repeated="28"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 table:number-columns-repeated="28"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 table:number-columns-repeated="28"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 table:number-columns-repeated="28"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 table:number-columns-repeated="28"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 table:number-columns-repeated="28"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 table:number-columns-repeated="28"/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  <table:table-cell table:number-columns-repeated="28"/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 table:number-columns-repeated="28"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 table:number-columns-repeated="28"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 table:number-columns-repeated="28"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 table:number-columns-repeated="28"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 table:number-columns-repeated="28"/>
        </table:table-row>
        <table:table-row table:style-name="ro1">
          <table:table-cell office:value-type="string" office:string-value="QueryFrame.label.LargeRowSize = " table:style-name="ce4">
            <text:p>QueryFrame.label.LargeRowSize = </text:p>
          </table:table-cell>
          <table:table-cell table:number-columns-repeated="28"/>
        </table:table-row>
        <table:table-row table:style-name="ro1">
          <table:table-cell office:value-type="string" office:string-value="QueryFrame.label.ApplicationServerPerformance = " table:style-name="ce4">
            <text:p>QueryFrame.label.ApplicationServerPerformance = </text:p>
          </table:table-cell>
          <table:table-cell table:number-columns-repeated="28"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 table:number-columns-repeated="28"/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  <table:table-cell table:number-columns-repeated="28"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number-columns-repeated="28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number-columns-repeated="28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number-columns-repeated="28"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number-columns-repeated="28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number-columns-repeated="28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number-columns-repeated="28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number-columns-repeated="28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number-columns-repeated="28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number-columns-repeated="28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number-columns-repeated="28"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 table:number-columns-repeated="28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number-columns-repeated="28"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number-columns-repeated="28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number-columns-repeated="28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DFExportPreferencesPanel.label.Title = " table:style-name="ce3">
            <text:p>PDFExportPreferencesPanel.label.Titl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None = " table:style-name="ce3">
            <text:p>PDFExportPreferencesPanel.radiobutton.Non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Default = " table:style-name="ce3">
            <text:p>PDFExportPreferencesPanel.radiobutton.Defaul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Custom = " table:style-name="ce3">
            <text:p>PDFExportPreferencesPanel.radiobutton.Custom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Size = " table:style-name="ce3">
            <text:p>PDFExportPreferencesPanel.label.TitleFontSiz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Color = " table:style-name="ce3">
            <text:p>PDFExportPreferencesPanel.label.TitleFontColo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Columns = " table:style-name="ce3">
            <text:p>PDFExportPreferencesPanel.label.HeaderColumn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Font = " table:style-name="ce3">
            <text:p>PDFExportPreferencesPanel.label.HeaderFo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Border = " table:style-name="ce3">
            <text:p>PDFExportPreferencesPanel.label.HeaderBorde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NumberFieldsAlignment = " table:style-name="ce3">
            <text:p>PDFExportPreferencesPanel.label.NumberFields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ields = " table:style-name="ce3">
            <text:p>PDFExportPreferencesPanel.label.DateField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ormat = " table:style-name="ce3">
            <text:p>PDF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Alignment = " table:style-name="ce3">
            <text:p>PDFExportPreferencesPanel.label.Date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RestoreDefaults = " table:style-name="ce3">
            <text:p>PDF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Apply = " table:style-name="ce3">
            <text:p>PDF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 table:number-columns-repeated="28"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 table:number-columns-repeated="28"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 table:number-columns-repeated="28"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Utils.message.FileExistsOverWrite = ">
            <text:p>MyJSQLView_Utils.message.FileExistsOverWrite = </text:p>
          </table:table-cell>
          <table:table-cell table:number-columns-repeated="28"/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  <table:table-cell table:number-columns-repeated="28"/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  <table:table-cell table:number-columns-repeated="28"/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  <table:table-cell table:number-columns-repeated="28"/>
        </table:table-row>
        <table:table-row table:style-name="ro1">
          <table:table-cell office:value-type="string" office:string-value="MyJSQLView_Utils.dialogtitle.LanguageSelection = ">
            <text:p>MyJSQLView_Utils.dialogtitle.Languag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Utils.dialogbutton.OK = ">
            <text:p>MyJSQLView_Utils.dialogbutton.OK = </text:p>
          </table:table-cell>
          <table:table-cell table:number-columns-repeated="28"/>
        </table:table-row>
        <table:table-row table:style-name="ro1">
          <table:table-cell office:value-type="string" office:string-value="MyJSQLView_Utils.dialogbutton.Cancel = ">
            <text:p>MyJSQLView_Utils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 table:number-rows-repeated="32365"/>
        <table:table-row table:style-name="ro2" table:number-rows-repeated="4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13</meta:editing-cycles>
    <meta:creation-date>2010-06-05T10:53:00</meta:creation-date>
    <dc:date>2010-08-26T22:58:03</dc:date>
  </office:meta>
</office:document-meta>
</file>